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7b26e" officeooo:paragraph-rsid="0017b2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ores palleta</text:p>
      <text:p text:style-name="P1"/>
      <text:p text:style-name="P1"><text:a xlink:type="simple" xlink:href="https://coolors.co/30bced-303036-fffaff-fc5130-050401" text:style-name="Internet_20_link" text:visited-style-name="Visited_20_Internet_20_Link">https://coolors.co/30bced-303036-fffaff-fc5130-050401</text:a>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16T12:45:37.794192879</meta:creation-date>
    <dc:date>2020-06-16T12:47:10.192968361</dc:date>
    <meta:editing-duration>PT1M32S</meta:editing-duration>
    <meta:editing-cycles>1</meta:editing-cycles>
    <meta:document-statistic meta:table-count="0" meta:image-count="0" meta:object-count="0" meta:page-count="1" meta:paragraph-count="2" meta:word-count="3" meta:character-count="68" meta:non-whitespace-character-count="67"/>
    <meta:generator>LibreOffice/6.4.3.2$MacOSX_X86_64 LibreOffice_project/747b5d0ebf89f41c860ec2a39efd7cb15b54f2d8</meta:generator>
  </office:meta>
</office:document-meta>
</file>